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30000038B5EF20653F70EA50B.png" manifest:media-type="image/png"/>
  <manifest:file-entry manifest:full-path="Pictures/10000201000002460000037D2933C07B4D30E0F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a xlink:type="simple" xlink:href="http://www.parisenphotos.com/emailJOB/CV_Mai_2017.php" office:target-frame-name="_blank" xlink:show="new"><draw:frame draw:style-name="fr1" draw:name="HTTP://WWW.PARISENPHOTOS.COM/EMAILJOB/CV_MAI_2017.PHP" text:anchor-type="paragraph" svg:x="-0.598cm" svg:y="-0.755cm" svg:width="18.126cm" svg:height="26.404cm" draw:z-index="0"><draw:image xlink:href="Pictures/10000201000002430000038B5EF20653F70EA50B.png" xlink:type="simple" xlink:show="embed" xlink:actuate="onLoad"/></draw:frame></draw:a></text:p>
      <text:p text:style-name="Standard"><draw:a xlink:type="simple" xlink:href="http://www.parisenphotos.com/emailJOB/CV_Mai_2017.php" office:target-frame-name="_blank" xlink:show="new"><draw:frame draw:style-name="fr2" draw:name="HTTP://WWW.PARISENPHOTOS.COM/EMAILJOB/CV_MAI_2017.PHP_1" text:anchor-type="paragraph" svg:y="-1.683cm" svg:width="17cm" svg:height="28.882cm" draw:z-index="1"><draw:image xlink:href="Pictures/10000201000002460000037D2933C07B4D30E0F6.png" xlink:type="simple" xlink:show="embed" xlink:actuate="onLoad"/></draw:frame></draw:a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9:29:58.805000000</meta:creation-date>
    <dc:date>2017-05-18T00:48:08.219000000</dc:date>
    <meta:editing-duration>PT4H57M48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5.1.4.2$Windows_x86 LibreOffice_project/f99d75f39f1c57ebdd7ffc5f42867c12031db97a</meta:generator>
  </office:meta>
</office:document-meta>
</file>